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1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0.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SPRINT 1</text:p>
          </table:table-cell>
          <table:table-cell table:number-columns-repeated="7"/>
        </table:table-row>
        <table:table-row table:style-name="ro2"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Story 0</text:p>
          </table:table-cell>
          <table:table-cell table:style-name="ce1" office:value-type="string" calcext:value-type="string">
            <text:p>ph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 repository folder structur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cide database structure (tables and relations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e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/Decide general GUI design (mockup for the whole project) 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/Decide front-end framewor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 unit testing in web application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pan text:style-name="T1">Study</text:span> integration testing in web application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logi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credentials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nnect to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uery database for checking credential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direct to update password form if first acces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password if first acces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marks from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ize mark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ply filters (order, group by subject…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insert lecture topic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eck time constraints 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form data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record pare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parent info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parent to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parent credentials via email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pand parent registration GUI to record student associate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student credentials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student to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ssociate student to parent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enter class compositio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list of students and clas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search filter for student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insert grad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form data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total ph:</text:p>
          </table:table-cell>
          <table:table-cell table:style-name="ce6" table:formula="of:=SUM([.B1:.B74])" office:value-type="float" office:value="78.5" calcext:value-type="float">
            <text:p>78.5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# tasks:</text:p>
          </table:table-cell>
          <table:table-cell table:style-name="ce6" table:formula="of:=COUNTA([.B4:.B74])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string" calcext:value-type="string">
            <text:p>SPRINT 2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Preparation of Sprint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ix adaptive layout for header and dashboard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adaptive layout for forms/main conten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python script to run tests in window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10/10L decimal mark insertion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factoring (redirect functions, https)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refactoring (global variables, waitElement instead of wait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pulate database with dummy entrie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ut child selection in the dashboard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nable use of same credentials for different roles </text:p>
            <text:p>(user type selection in header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xport functions in utility.php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test with exported function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 docke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 docker for projec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search box in class composition form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 testing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 html/css/bootstrap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assignment visualizatio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list of assignments for specific stude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ize assignment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ply filter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3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setup of account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form to insert new accou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ert new credentials in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home page for princip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attenda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attendances for specific stude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ize attendanc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absence recor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form to insert abse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ert absences in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6 with presence chec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late entra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form to insert entra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ert entrances in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6 with presence chec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total ph:</text:p>
          </table:table-cell>
          <table:table-cell table:style-name="ce6" table:formula="of:=SUM([.B79:.B141])" office:value-type="float" office:value="75.5" calcext:value-type="float">
            <text:p>75.5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# tasks:</text:p>
          </table:table-cell>
          <table:table-cell table:style-name="ce6" table:formula="of:=COUNTA([.B79:.B141])" office:value-type="float" office:value="50" calcext:value-type="float">
            <text:p>5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0:37:18.427106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5:52:56.246076892</meta:creation-date>
    <dc:date>2019-11-21T10:37:23.936985358</dc:date>
    <meta:editing-duration>PT7H7M47S</meta:editing-duration>
    <meta:editing-cycles>16</meta:editing-cycles>
    <meta:generator>LibreOffice/6.2.8.2$Linux_X86_64 LibreOffice_project/20$Build-2</meta:generator>
    <meta:document-statistic meta:table-count="1" meta:cell-count="242" meta:object-count="0"/>
  </office:meta>
</office:document-meta>
</file>